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4cm" svg:stroke-color="#0078aa" draw:fill="none" draw:fill-color="#ffffff" fo:padding-top="-0.03cm" fo:padding-bottom="-0.03cm" fo:padding-left="-0.03cm" fo:padding-right="-0.03cm"/>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96d4"/>
    </style:style>
    <style:style style:name="gr5" style:family="graphic" style:parent-style-name="standard">
      <style:graphic-properties draw:stroke="none" svg:stroke-width="0.001cm" draw:fill-color="#005a80"/>
    </style:style>
    <style:style style:name="gr6" style:family="graphic" style:parent-style-name="standard">
      <style:graphic-properties draw:stroke="none" svg:stroke-width="0.001cm" draw:fill-color="#000000"/>
    </style:style>
    <style:style style:name="gr7" style:family="graphic" style:parent-style-name="standard">
      <style:graphic-properties svg:stroke-width="0.001cm" svg:stroke-color="#000000" draw:fill="none" draw:fill-color="#ffffff" fo:padding-top="-0.049cm" fo:padding-bottom="-0.049cm" fo:padding-left="-0.049cm" fo:padding-right="-0.049cm"/>
    </style:style>
    <style:style style:name="gr8" style:family="graphic" style:parent-style-name="standard">
      <style:graphic-properties draw:stroke="none" svg:stroke-width="0.001cm" draw:fill-color="#ffffff"/>
    </style:style>
    <style:style style:name="gr9" style:family="graphic" style:parent-style-name="standard">
      <style:graphic-properties svg:stroke-width="0.001cm" svg:stroke-color="#003c55" draw:fill="none" draw:fill-color="#ffffff" fo:padding-top="-0.049cm" fo:padding-bottom="-0.049cm" fo:padding-left="-0.049cm" fo:padding-right="-0.049cm"/>
    </style:style>
    <style:style style:name="gr10" style:family="graphic" style:parent-style-name="standard">
      <style:graphic-properties svg:stroke-width="0.005cm" svg:stroke-color="#ffffff" draw:fill="none" draw:fill-color="#ffffff" fo:padding-top="-0.047cm" fo:padding-bottom="-0.047cm" fo:padding-left="-0.047cm" fo:padding-right="-0.047cm"/>
    </style:style>
  </office:automatic-styles>
  <office:body>
    <office:drawing>
      <draw:page draw:name="page1" draw:style-name="dp1" draw:master-page-name="Default">
        <draw:g>
          <draw:glue-point draw:id="4" svg:x="-2.99cm" svg:y="-5cm"/>
          <draw:glue-point draw:id="5" svg:x="3.555cm" svg:y="-5cm"/>
          <draw:glue-point draw:id="6" svg:x="0.283cm" svg:y="-5cm"/>
          <draw:glue-point draw:id="7" svg:x="-5cm" svg:y="5cm"/>
          <draw:glue-point draw:id="8" svg:x="-0.26cm" svg:y="5cm"/>
          <draw:glue-point draw:id="9" svg:x="2.112cm" svg:y="5cm"/>
          <draw:glue-point draw:id="10" svg:x="-0.383cm" svg:y="0cm"/>
          <draw:polyline draw:style-name="gr1" draw:layer="layout" svg:width="0.505cm" svg:height="0.313cm" svg:x="1.748cm" svg:y="1.429cm" svg:viewBox="0 0 506 314" draw:points="468,314 475,305 480,295 487,285 492,275 495,265 498,255 501,245 503,235 505,224 506,214 506,203 505,192 503,182 501,172 499,162 495,151 492,142 487,131 480,122 475,113 468,103 461,94 453,86 444,77 436,69 427,62 417,54 407,48 395,41 385,35 373,29 361,24 349,19 336,15 323,11 310,8 297,6 283,3 270,1 256,1 242,0 228,0 215,0 201,1 188,2 174,5 161,7 148,10 135,13 122,17 110,21 98,26 86,32 74,38 63,44 53,51 43,57 34,66 24,73 16,81 8,90 0,99">
            <text:p/>
          </draw:polyline>
          <draw:polyline draw:style-name="gr2" draw:layer="layout" svg:width="0.483cm" svg:height="0.294cm" svg:x="1.757cm" svg:y="1.44cm" svg:viewBox="0 0 484 295" draw:points="449,295 455,286 461,277 466,268 470,258 474,249 477,239 480,229 482,220 483,210 484,200 484,190 483,180 481,170 479,160 477,150 473,141 469,131 464,122 459,113 453,104 447,96 440,88 432,79 424,71 415,64 407,57 397,50 386,43 376,38 366,32 354,27 343,21 331,17 320,14 307,10 294,7 282,5 269,2 256,1 243,0 230,0 217,0 204,0 191,1 178,2 165,5 152,7 139,10 128,13 115,17 103,21 92,26 81,31 70,37 59,43 49,49 40,56 31,63 22,70 14,78 7,86 0,95">
            <text:p/>
          </draw:polyline>
          <draw:polygon draw:style-name="gr3" draw:layer="layout" svg:width="1.708cm" svg:height="0.191cm" svg:x="0.296cm" svg:y="1.226cm" svg:viewBox="0 0 1709 192" draw:points="0,192 202,0 1709,0 1506,192">
            <text:p/>
          </draw:polygon>
          <draw:polygon draw:style-name="gr2" draw:layer="layout" svg:width="1.708cm" svg:height="0.191cm" svg:x="0.296cm" svg:y="1.226cm" svg:viewBox="0 0 1709 192" draw:points="0,192 202,0 1709,0 1506,192">
            <text:p/>
          </draw:polygon>
          <draw:polygon draw:style-name="gr4" draw:layer="layout" svg:width="1.506cm" svg:height="0.286cm" svg:x="0.296cm" svg:y="1.417cm" svg:viewBox="0 0 1507 287" draw:points="0,0 1507,0 1507,287 0,287">
            <text:p/>
          </draw:polygon>
          <draw:polygon draw:style-name="gr2" draw:layer="layout" svg:width="1.506cm" svg:height="0.286cm" svg:x="0.296cm" svg:y="1.417cm" svg:viewBox="0 0 1507 287" draw:points="0,0 1507,0 1507,287 0,287">
            <text:p/>
          </draw:polygon>
          <draw:polygon draw:style-name="gr5" draw:layer="layout" svg:width="0.202cm" svg:height="0.477cm" svg:x="1.802cm" svg:y="1.226cm" svg:viewBox="0 0 203 478" draw:points="0,478 203,274 203,0 0,191">
            <text:p/>
          </draw:polygon>
          <draw:polygon draw:style-name="gr2" draw:layer="layout" svg:width="0.202cm" svg:height="0.477cm" svg:x="1.802cm" svg:y="1.226cm" svg:viewBox="0 0 203 478" draw:points="0,478 203,274 203,0 0,191">
            <text:p/>
          </draw:polygon>
          <draw:polygon draw:style-name="gr6" draw:layer="layout" svg:width="1.624cm" svg:height="0.155cm" svg:x="0.344cm" svg:y="1.226cm" svg:viewBox="0 0 1625 156" draw:points="0,156 153,0 1625,0 1471,156">
            <text:p/>
          </draw:polygon>
          <draw:polygon draw:style-name="gr7" draw:layer="layout" svg:width="1.624cm" svg:height="0.155cm" svg:x="0.344cm" svg:y="1.226cm" svg:viewBox="0 0 1625 156" draw:points="0,156 153,0 1625,0 1471,156">
            <text:p/>
          </draw:polygon>
          <draw:polygon draw:style-name="gr3" draw:layer="layout" svg:width="1.672cm" svg:height="0.155cm" svg:x="0.296cm" svg:y="0cm" svg:viewBox="0 0 1673 156" draw:points="0,156 166,0 1673,0 1506,156">
            <text:p/>
          </draw:polygon>
          <draw:polygon draw:style-name="gr2" draw:layer="layout" svg:width="1.672cm" svg:height="0.155cm" svg:x="0.296cm" svg:y="0cm" svg:viewBox="0 0 1673 156" draw:points="0,156 166,0 1673,0 1506,156">
            <text:p/>
          </draw:polygon>
          <draw:polygon draw:style-name="gr4" draw:layer="layout" svg:width="1.519cm" svg:height="1.202cm" svg:x="0.296cm" svg:y="0.155cm" svg:viewBox="0 0 1520 1203" draw:points="0,0 1520,0 1520,1203 0,1203">
            <text:p/>
          </draw:polygon>
          <draw:polygon draw:style-name="gr2" draw:layer="layout" svg:width="1.518cm" svg:height="1.202cm" svg:x="0.296cm" svg:y="0.155cm" svg:viewBox="0 0 1519 1203" draw:points="0,0 1519,0 1519,1203 0,1203">
            <text:p/>
          </draw:polygon>
          <draw:polygon draw:style-name="gr8" draw:layer="layout" svg:width="1.257cm" svg:height="0.929cm" svg:x="0.426cm" svg:y="0.309cm" svg:viewBox="0 0 1258 930" draw:points="0,0 1258,0 1258,930 0,930">
            <text:p/>
          </draw:polygon>
          <draw:polygon draw:style-name="gr9" draw:layer="layout" svg:width="1.257cm" svg:height="0.929cm" svg:x="0.426cm" svg:y="0.309cm" svg:viewBox="0 0 1258 930" draw:points="0,0 1258,0 1258,930 0,930">
            <text:p/>
          </draw:polygon>
          <draw:polygon draw:style-name="gr5" draw:layer="layout" svg:width="0.166cm" svg:height="1.345cm" svg:x="1.802cm" svg:y="0cm" svg:viewBox="0 0 167 1346" draw:points="0,1346 167,1179 167,0 0,154">
            <text:p/>
          </draw:polygon>
          <draw:polygon draw:style-name="gr2" draw:layer="layout" svg:width="0.166cm" svg:height="1.345cm" svg:x="1.802cm" svg:y="0cm" svg:viewBox="0 0 167 1346" draw:points="0,1346 167,1179 167,0 0,154">
            <text:p/>
          </draw:polygon>
          <draw:polygon draw:style-name="gr3" draw:layer="layout" svg:width="1.873cm" svg:height="0.298cm" svg:x="0cm" svg:y="1.643cm" svg:viewBox="0 0 1874 299" draw:points="0,299 236,0 1874,0 1636,299">
            <text:p/>
          </draw:polygon>
          <draw:polygon draw:style-name="gr2" draw:layer="layout" svg:width="1.873cm" svg:height="0.298cm" svg:x="0cm" svg:y="1.643cm" svg:viewBox="0 0 1874 299" draw:points="0,299 236,0 1874,0 1636,299">
            <text:p/>
          </draw:polygon>
          <draw:polygon draw:style-name="gr5" draw:layer="layout" svg:width="0.237cm" svg:height="0.357cm" svg:x="1.636cm" svg:y="1.643cm" svg:viewBox="0 0 238 358" draw:points="0,358 238,107 238,0 0,298">
            <text:p/>
          </draw:polygon>
          <draw:polygon draw:style-name="gr2" draw:layer="layout" svg:width="0.237cm" svg:height="0.357cm" svg:x="1.636cm" svg:y="1.643cm" svg:viewBox="0 0 238 358" draw:points="0,358 238,107 238,0 0,298">
            <text:p/>
          </draw:polygon>
          <draw:polygon draw:style-name="gr4" draw:layer="layout" svg:width="1.636cm" svg:height="0.059cm" svg:x="0cm" svg:y="1.941cm" svg:viewBox="0 0 1637 60" draw:points="0,0 1637,0 1637,60 0,60">
            <text:p/>
          </draw:polygon>
          <draw:polygon draw:style-name="gr2" draw:layer="layout" svg:width="1.636cm" svg:height="0.059cm" svg:x="0cm" svg:y="1.941cm" svg:viewBox="0 0 1637 60" draw:points="0,0 1637,0 1637,60 0,60">
            <text:p/>
          </draw:polygon>
          <draw:polygon draw:style-name="gr3" draw:layer="layout" svg:width="0.333cm" svg:height="0.178cm" svg:x="1.968cm" svg:y="1.726cm" svg:viewBox="0 0 334 179" draw:points="0,179 119,0 334,0 214,179">
            <text:p/>
          </draw:polygon>
          <draw:polygon draw:style-name="gr2" draw:layer="layout" svg:width="0.333cm" svg:height="0.178cm" svg:x="1.968cm" svg:y="1.726cm" svg:viewBox="0 0 334 179" draw:points="0,179 119,0 334,0 214,179">
            <text:p/>
          </draw:polygon>
          <draw:polygon draw:style-name="gr5" draw:layer="layout" svg:width="0.119cm" svg:height="0.238cm" svg:x="2.182cm" svg:y="1.726cm" svg:viewBox="0 0 120 239" draw:points="0,239 120,107 120,0 0,179">
            <text:p/>
          </draw:polygon>
          <draw:polygon draw:style-name="gr2" draw:layer="layout" svg:width="0.119cm" svg:height="0.238cm" svg:x="2.182cm" svg:y="1.726cm" svg:viewBox="0 0 120 239" draw:points="0,239 120,107 120,0 0,179">
            <text:p/>
          </draw:polygon>
          <draw:polygon draw:style-name="gr4" draw:layer="layout" svg:width="0.213cm" svg:height="0.06cm" svg:x="1.968cm" svg:y="1.905cm" svg:viewBox="0 0 214 61" draw:points="0,0 214,0 214,61 0,61">
            <text:p/>
          </draw:polygon>
          <draw:polygon draw:style-name="gr2" draw:layer="layout" svg:width="0.213cm" svg:height="0.06cm" svg:x="1.968cm" svg:y="1.905cm" svg:viewBox="0 0 214 61" draw:points="0,0 214,0 214,61 0,61">
            <text:p/>
          </draw:polygon>
          <draw:polygon draw:style-name="gr6" draw:layer="layout" svg:width="0.736cm" svg:height="0.226cm" svg:x="0.865cm" svg:y="0.643cm" svg:viewBox="0 0 737 227" draw:points="24,227 154,227 154,179 665,179 737,107 642,24 594,71 511,0 440,71 380,71 333,11 297,11 261,59 154,59 154,11 0,11">
            <text:p/>
          </draw:polygon>
          <draw:polygon draw:style-name="gr6" draw:layer="layout" svg:width="0.736cm" svg:height="0.226cm" svg:x="0.865cm" svg:y="0.643cm" svg:viewBox="0 0 737 227" draw:points="24,227 154,227 154,179 665,179 737,107 642,24 594,71 511,0 440,71 380,71 333,11 297,11 261,59 154,59 154,11 0,11">
            <text:p/>
          </draw:polygon>
          <draw:polyline draw:style-name="gr7" draw:layer="layout" svg:width="0.736cm" svg:height="0.226cm" svg:x="0.865cm" svg:y="0.643cm" svg:viewBox="0 0 737 227" draw:points="24,227 154,227 154,179 665,179 737,107 642,24 594,71 511,0 440,71 380,71 333,11 297,11 261,59 154,59 154,11 0,11">
            <text:p/>
          </draw:polyline>
          <draw:line draw:style-name="gr10" draw:layer="layout" svg:x1="0.925cm" svg:y1="0.75cm" svg:x2="1.578cm" svg:y2="0.75cm">
            <text:p/>
          </draw:line>
          <draw:line draw:style-name="gr10" draw:layer="layout" svg:x1="1.554cm" svg:y1="0.798cm" svg:x2="0.735cm" svg:y2="0.798cm">
            <text:p/>
          </draw:line>
          <draw:line draw:style-name="gr10" draw:layer="layout" svg:x1="1.021cm" svg:y1="0.845cm" svg:x2="0.771cm" svg:y2="0.845cm">
            <text:p/>
          </draw:line>
          <draw:polygon draw:style-name="gr8" draw:layer="layout" svg:width="0.474cm" svg:height="0.488cm" svg:x="0.474cm" svg:y="0.5cm" svg:viewBox="0 0 475 489" draw:points="475,244 474,231 473,219 472,207 470,195 467,183 464,171 460,159 456,148 450,136 445,125 439,114 432,105 425,94 417,85 409,76 401,67 392,58 382,51 373,43 363,36 352,30 341,25 331,20 319,15 308,11 296,7 285,5 273,2 261,1 249,0 237,0 225,0 213,1 201,2 189,5 178,7 166,11 155,15 143,20 133,25 122,30 111,36 102,43 91,51 82,58 73,67 65,76 57,85 49,94 42,105 35,114 30,125 24,136 18,148 14,159 10,171 7,183 4,195 2,207 1,219 0,231 0,244 0,257 1,269 2,281 4,293 7,305 10,317 14,329 18,340 24,352 30,363 35,373 42,383 49,394 57,403 65,412 73,421 82,430 91,437 102,445 111,452 122,457 133,463 143,468 155,473 166,477 178,481 189,483 201,486 213,487 225,488 237,489 249,488 261,487 273,486 285,483 296,481 308,477 319,473 331,468 341,463 352,457 363,452 373,445 382,437 392,430 401,421 409,412 417,403 425,394 432,383 439,373 445,363 450,352 456,340 460,329 464,317 467,305 470,293 472,281 473,269 474,257">
            <text:p/>
          </draw:polygon>
          <draw:polygon draw:style-name="gr7" draw:layer="layout" svg:width="0.474cm" svg:height="0.476cm" svg:x="0.462cm" svg:y="0.5cm" svg:viewBox="0 0 475 477" draw:points="475,237 474,226 473,214 472,202 470,190 468,178 464,167 460,155 456,144 450,133 445,122 439,112 432,102 425,92 418,82 410,74 401,65 392,57 383,49 373,42 364,35 353,29 342,24 331,19 320,15 308,10 297,7 285,4 273,2 262,1 249,0 237,0 225,0 213,1 201,2 190,4 177,7 167,10 154,15 143,19 133,24 122,29 111,35 102,42 92,49 82,57 74,65 65,74 57,82 50,92 42,102 35,112 29,122 24,133 19,144 15,155 11,167 7,178 4,190 2,202 1,214 0,226 0,237 0,250 1,262 2,274 4,286 7,298 11,309 15,321 19,332 24,343 29,354 35,364 42,374 50,384 57,394 65,402 74,411 82,419 92,426 102,434 111,441 122,447 133,452 143,457 154,461 167,466 177,469 190,472 201,474 213,475 225,476 237,477 249,476 262,475 273,474 285,472 297,469 308,466 320,461 331,457 342,452 353,447 364,441 373,434 383,426 392,419 401,411 410,402 418,394 425,384 432,374 439,364 445,354 450,343 456,332 460,321 464,309 468,298 470,286 472,274 473,262 474,250">
            <text:p/>
          </draw:polygon>
          <draw:polygon draw:style-name="gr6" draw:layer="layout" svg:width="0.367cm" svg:height="0.369cm" svg:x="0.522cm" svg:y="0.559cm" svg:viewBox="0 0 368 370" draw:points="368,185 367,175 366,166 365,157 364,147 361,138 359,129 356,120 352,112 349,103 344,95 340,86 334,79 329,72 323,64 316,57 310,50 303,44 296,38 288,32 280,28 273,23 265,19 256,15 247,11 239,8 229,5 220,3 211,2 202,1 193,0 184,0 174,0 165,1 155,2 146,3 137,5 128,8 119,11 111,15 103,19 94,23 86,28 78,32 71,38 64,44 56,50 50,57 44,64 37,72 32,79 27,86 23,95 18,103 14,112 11,120 8,129 5,138 3,147 1,157 1,166 0,175 0,185 0,194 1,203 1,212 3,222 5,231 8,240 11,249 14,257 18,266 23,274 27,282 32,290 37,298 44,305 50,312 56,319 64,325 71,330 78,336 86,341 94,346 103,350 111,354 119,358 128,361 137,364 146,366 155,367 165,368 174,369 184,370 193,369 202,368 211,367 220,366 229,364 239,361 247,358 256,354 265,350 273,346 280,341 288,336 296,330 303,325 310,319 316,312 323,305 329,298 334,290 340,282 344,274 349,266 352,257 356,249 359,240 361,231 364,222 365,212 366,203 367,194">
            <text:p/>
          </draw:polygon>
          <draw:polygon draw:style-name="gr7" draw:layer="layout" svg:width="0.355cm" svg:height="0.357cm" svg:x="0.522cm" svg:y="0.559cm" svg:viewBox="0 0 356 358" draw:points="356,178 355,169 355,160 354,151 352,142 350,133 348,125 345,116 342,108 337,100 333,91 329,84 324,76 319,69 313,62 307,55 301,48 294,43 287,37 279,31 271,27 265,22 256,18 248,14 239,11 231,8 222,5 213,3 204,2 195,0 186,0 178,0 169,0 159,0 151,2 141,3 132,5 124,8 116,11 107,14 99,18 91,22 83,27 76,31 69,37 61,43 54,48 49,55 42,62 37,69 31,76 26,84 22,91 18,100 14,108 10,116 7,125 5,133 3,142 1,151 0,160 0,169 0,178 0,188 0,197 1,206 3,215 5,224 7,232 10,241 14,250 18,258 22,266 26,274 31,281 37,288 42,296 49,303 54,308 61,314 69,321 76,326 83,331 91,335 99,340 107,344 116,346 124,350 132,352 141,354 151,355 159,357 169,358 178,358 186,358 195,357 204,355 213,354 222,352 231,350 239,346 248,344 256,340 265,335 271,331 279,326 287,321 294,314 301,308 307,303 313,296 319,288 324,281 329,274 333,266 337,258 342,250 345,241 348,232 350,224 352,215 354,206 355,197 355,188">
            <text:p/>
          </draw:polygon>
          <draw:polygon draw:style-name="gr8" draw:layer="layout" svg:width="0.082cm" svg:height="0.083cm" svg:x="0.557cm" svg:y="0.702cm" svg:viewBox="0 0 83 84" draw:points="83,42 83,40 82,38 82,35 82,33 81,31 81,29 80,27 79,25 78,23 78,21 76,20 75,18 73,16 73,15 71,13 70,11 68,10 66,9 64,7 63,6 61,5 59,4 57,3 55,2 54,2 51,1 50,1 47,0 45,0 43,0 41,0 39,0 37,0 35,0 33,1 30,1 28,2 27,2 24,3 23,4 20,5 19,6 18,7 15,9 14,10 12,11 11,13 10,15 8,16 7,18 6,20 5,21 3,23 2,25 2,27 1,29 1,31 1,33 0,35 0,38 0,40 0,42 0,44 0,46 0,48 1,50 1,52 1,54 2,56 2,58 3,60 5,62 6,64 7,65 8,67 10,69 11,71 12,72 14,73 15,75 18,76 19,77 20,78 23,79 24,80 27,81 28,82 30,82 33,82 35,83 37,83 39,84 41,84 43,84 45,83 47,83 50,82 51,82 54,82 55,81 57,80 59,79 61,78 63,77 64,76 66,75 68,73 70,72 71,71 73,69 73,67 75,65 76,64 78,62 78,60 79,58 80,56 81,54 81,52 82,50 82,48 82,46 83,44">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isco CA</dc:title>
    <meta:creation-date>2011-02-07T16:36:01</meta:creation-date>
    <meta:editing-duration>P0D</meta:editing-duration>
    <meta:editing-cycles>1</meta:editing-cycles>
    <meta:document-statistic meta:object-count="42"/>
    <meta:generator>OpenOffice.org/3.3$Linux OpenOffice.org_project/330m20$Build-9567</meta:generator>
  </office:meta>
</office:document-meta>
</file>